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57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intersects_p_poly" table:style-name="ta1">
        <table:shapes>
          <draw:frame draw:z-index="0" draw:style-name="gr1" svg:width="15.999cm" svg:height="8.999cm" svg:x="6.932cm" svg:y="3.603cm">
            <draw:object draw:notify-on-update-of-ranges="intersects_p_poly.B3:intersects_p_poly.H3 intersects_p_poly.A4:intersects_p_poly.A4 intersects_p_poly.B4:intersects_p_poly.H4 intersects_p_poly.A5:intersects_p_poly.A5 intersects_p_poly.B5:intersects_p_poly.H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intersects(Point, Polygon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# of points per polyg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GEOS</text:p>
          </table:table-cell>
          <table:table-cell office:value-type="float" office:value="0.099">
            <text:p>0,099</text:p>
          </table:table-cell>
          <table:table-cell office:value-type="float" office:value="0.108">
            <text:p>0,108</text:p>
          </table:table-cell>
          <table:table-cell office:value-type="float" office:value="0.111">
            <text:p>0,111</text:p>
          </table:table-cell>
          <table:table-cell office:value-type="float" office:value="0.115">
            <text:p>0,115</text:p>
          </table:table-cell>
          <table:table-cell office:value-type="float" office:value="0.158">
            <text:p>0,158</text:p>
          </table:table-cell>
          <table:table-cell office:value-type="float" office:value="0.196">
            <text:p>0,196</text:p>
          </table:table-cell>
          <table:table-cell office:value-type="float" office:value="0.303">
            <text:p>0,303</text:p>
          </table:table-cell>
        </table:table-row>
        <table:table-row table:style-name="ro1">
          <table:table-cell office:value-type="string">
            <text:p>SFCGAL</text:p>
          </table:table-cell>
          <table:table-cell office:value-type="float" office:value="0.122">
            <text:p>0,122</text:p>
          </table:table-cell>
          <table:table-cell office:value-type="float" office:value="0.131">
            <text:p>0,131</text:p>
          </table:table-cell>
          <table:table-cell office:value-type="float" office:value="0.136">
            <text:p>0,136</text:p>
          </table:table-cell>
          <table:table-cell office:value-type="float" office:value="0.138">
            <text:p>0,138</text:p>
          </table:table-cell>
          <table:table-cell office:value-type="float" office:value="0.16">
            <text:p>0,16</text:p>
          </table:table-cell>
          <table:table-cell office:value-type="float" office:value="0.237">
            <text:p>0,237</text:p>
          </table:table-cell>
          <table:table-cell office:value-type="float" office:value="0.299">
            <text:p>0,299</text:p>
          </table:table-cell>
        </table:table-row>
      </table:table>
      <table:table table:name="intersects_poly_poly" table:style-name="ta1">
        <table:shapes>
          <draw:frame draw:z-index="0" draw:style-name="gr1" svg:width="15.999cm" svg:height="8.999cm" svg:x="4.597cm" svg:y="4.289cm">
            <draw:object draw:notify-on-update-of-ranges="intersects_poly_poly.B3:intersects_poly_poly.H3 intersects_poly_poly.A4:intersects_poly_poly.A4 intersects_poly_poly.B4:intersects_poly_poly.H4 intersects_poly_poly.A5:intersects_poly_poly.A5 intersects_poly_poly.B5:intersects_poly_poly.H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intersects(Polygon, Polygon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# of points per polyg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GEOS</text:p>
          </table:table-cell>
          <table:table-cell office:value-type="float" office:value="0.366">
            <text:p>0,366</text:p>
          </table:table-cell>
          <table:table-cell office:value-type="float" office:value="0.461">
            <text:p>0,461</text:p>
          </table:table-cell>
          <table:table-cell office:value-type="float" office:value="0.415">
            <text:p>0,415</text:p>
          </table:table-cell>
          <table:table-cell office:value-type="float" office:value="0.595">
            <text:p>0,595</text:p>
          </table:table-cell>
          <table:table-cell office:value-type="float" office:value="1.222">
            <text:p>1,222</text:p>
          </table:table-cell>
          <table:table-cell office:value-type="float" office:value="2.494">
            <text:p>2,49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FCGAL</text:p>
          </table:table-cell>
          <table:table-cell office:value-type="float" office:value="0.219">
            <text:p>0,219</text:p>
          </table:table-cell>
          <table:table-cell office:value-type="float" office:value="0.192">
            <text:p>0,192</text:p>
          </table:table-cell>
          <table:table-cell office:value-type="float" office:value="0.261">
            <text:p>0,261</text:p>
          </table:table-cell>
          <table:table-cell office:value-type="float" office:value="0.328">
            <text:p>0,328</text:p>
          </table:table-cell>
          <table:table-cell office:value-type="float" office:value="0.45">
            <text:p>0,45</text:p>
          </table:table-cell>
          <table:table-cell office:value-type="float" office:value="0.656">
            <text:p>0,656</text:p>
          </table:table-cell>
          <table:table-cell office:value-type="float" office:value="1.018">
            <text:p>1,018</text:p>
          </table:table-cell>
        </table:table-row>
      </table:table>
      <table:table table:name="intersection_poly_poly" table:style-name="ta1">
        <table:shapes>
          <draw:frame draw:z-index="0" draw:style-name="gr1" svg:width="15.999cm" svg:height="8.999cm" svg:x="1.378cm" svg:y="5.089cm">
            <draw:object draw:notify-on-update-of-ranges="intersection_poly_poly.B3:intersection_poly_poly.H3 intersection_poly_poly.A4:intersection_poly_poly.A4 intersection_poly_poly.B4:intersection_poly_poly.H4 intersection_poly_poly.A5:intersection_poly_poly.A5 intersection_poly_poly.B5:intersection_poly_poly.H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6.017cm" svg:height="8.991cm" svg:x="18.603cm" svg:y="5.015cm">
            <draw:object draw:notify-on-update-of-ranges="intersection_poly_poly.B8:intersection_poly_poly.H8 intersection_poly_poly.A9:intersection_poly_poly.A9 intersection_poly_poly.B9:intersection_poly_poly.H9 intersection_poly_poly.A10:intersection_poly_poly.A10 intersection_poly_poly.B10:intersection_poly_poly.H1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intersection(Polygon, Polygon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# of points per polyg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GEOS</text:p>
          </table:table-cell>
          <table:table-cell office:value-type="float" office:value="1.14">
            <text:p>1,14</text:p>
          </table:table-cell>
          <table:table-cell office:value-type="float" office:value="1.294">
            <text:p>1,294</text:p>
          </table:table-cell>
          <table:table-cell office:value-type="float" office:value="2.082">
            <text:p>2,082</text:p>
          </table:table-cell>
          <table:table-cell office:value-type="float" office:value="3.754">
            <text:p>3,754</text:p>
          </table:table-cell>
          <table:table-cell office:value-type="float" office:value="9.681">
            <text:p>9,681</text:p>
          </table:table-cell>
          <table:table-cell office:value-type="float" office:value="20.698">
            <text:p>20,698</text:p>
          </table:table-cell>
          <table:table-cell office:value-type="float" office:value="48.182">
            <text:p>48,182</text:p>
          </table:table-cell>
        </table:table-row>
        <table:table-row table:style-name="ro1">
          <table:table-cell office:value-type="string">
            <text:p>SFCGAL</text:p>
          </table:table-cell>
          <table:table-cell office:value-type="float" office:value="1.143">
            <text:p>1,143</text:p>
          </table:table-cell>
          <table:table-cell office:value-type="float" office:value="1.321">
            <text:p>1,321</text:p>
          </table:table-cell>
          <table:table-cell office:value-type="float" office:value="2.078">
            <text:p>2,078</text:p>
          </table:table-cell>
          <table:table-cell office:value-type="float" office:value="3.729">
            <text:p>3,729</text:p>
          </table:table-cell>
          <table:table-cell office:value-type="float" office:value="9.718">
            <text:p>9,718</text:p>
          </table:table-cell>
          <table:table-cell office:value-type="float" office:value="20.858">
            <text:p>20,858</text:p>
          </table:table-cell>
          <table:table-cell office:value-type="float" office:value="48.138">
            <text:p>48,138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intersection(Polygon, Polygon) <text:span text:style-name="T1">with holes</text:span></text:p>
          </table:table-cell>
          <table:table-cell table:number-columns-repeated="7"/>
        </table:table-row>
        <table:table-row table:style-name="ro1">
          <table:table-cell office:value-type="string">
            <text:p># of points per polyg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GEOS</text:p>
          </table:table-cell>
          <table:table-cell office:value-type="float" office:value="1.981">
            <text:p>1,981</text:p>
          </table:table-cell>
          <table:table-cell office:value-type="float" office:value="2.309">
            <text:p>2,309</text:p>
          </table:table-cell>
          <table:table-cell office:value-type="float" office:value="3.972">
            <text:p>3,972</text:p>
          </table:table-cell>
          <table:table-cell office:value-type="float" office:value="7.523">
            <text:p>7,523</text:p>
          </table:table-cell>
          <table:table-cell office:value-type="float" office:value="20.063">
            <text:p>20,063</text:p>
          </table:table-cell>
          <table:table-cell office:value-type="float" office:value="46.207">
            <text:p>46,207</text:p>
          </table:table-cell>
          <table:table-cell office:value-type="float" office:value="117.423">
            <text:p>117,423</text:p>
          </table:table-cell>
        </table:table-row>
        <table:table-row table:style-name="ro1">
          <table:table-cell office:value-type="string">
            <text:p>SFCGAL</text:p>
          </table:table-cell>
          <table:table-cell office:value-type="float" office:value="1.985">
            <text:p>1,985</text:p>
          </table:table-cell>
          <table:table-cell office:value-type="float" office:value="2.304">
            <text:p>2,304</text:p>
          </table:table-cell>
          <table:table-cell office:value-type="float" office:value="3.956">
            <text:p>3,956</text:p>
          </table:table-cell>
          <table:table-cell office:value-type="float" office:value="7.501">
            <text:p>7,501</text:p>
          </table:table-cell>
          <table:table-cell office:value-type="float" office:value="19.729">
            <text:p>19,729</text:p>
          </table:table-cell>
          <table:table-cell office:value-type="float" office:value="45.532">
            <text:p>45,532</text:p>
          </table:table-cell>
          <table:table-cell office:value-type="float" office:value="119.138">
            <text:p>119,138</text:p>
          </table:table-cell>
        </table:table-row>
        <table:table-row table:style-name="ro1" table:number-rows-repeated="104856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rea" table:style-name="ta1">
        <table:shapes>
          <draw:frame draw:z-index="0" draw:style-name="gr1" svg:width="15.999cm" svg:height="8.999cm" svg:x="4.597cm" svg:y="4.289cm">
            <draw:object draw:notify-on-update-of-ranges="area.B3:area.H3 area.A4:area.A4 area.B4:area.H4 area.A5:area.A5 area.B5:area.H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area(Polygon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# of points per polyg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GEOS</text:p>
          </table:table-cell>
          <table:table-cell office:value-type="float" office:value="0.108">
            <text:p>0,108</text:p>
          </table:table-cell>
          <table:table-cell office:value-type="float" office:value="0.095">
            <text:p>0,095</text:p>
          </table:table-cell>
          <table:table-cell office:value-type="float" office:value="0.103">
            <text:p>0,103</text:p>
          </table:table-cell>
          <table:table-cell office:value-type="float" office:value="0.102">
            <text:p>0,102</text:p>
          </table:table-cell>
          <table:table-cell office:value-type="float" office:value="0.118">
            <text:p>0,118</text:p>
          </table:table-cell>
          <table:table-cell office:value-type="float" office:value="0.133">
            <text:p>0,133</text:p>
          </table:table-cell>
          <table:table-cell office:value-type="float" office:value="0.169">
            <text:p>0,169</text:p>
          </table:table-cell>
        </table:table-row>
        <table:table-row table:style-name="ro1">
          <table:table-cell office:value-type="string">
            <text:p>SFCGAL</text:p>
          </table:table-cell>
          <table:table-cell office:value-type="float" office:value="0.122">
            <text:p>0,122</text:p>
          </table:table-cell>
          <table:table-cell office:value-type="float" office:value="0.119">
            <text:p>0,119</text:p>
          </table:table-cell>
          <table:table-cell office:value-type="float" office:value="0.109">
            <text:p>0,109</text:p>
          </table:table-cell>
          <table:table-cell office:value-type="float" office:value="0.138">
            <text:p>0,138</text:p>
          </table:table-cell>
          <table:table-cell office:value-type="float" office:value="0.16">
            <text:p>0,16</text:p>
          </table:table-cell>
          <table:table-cell office:value-type="float" office:value="0.201">
            <text:p>0,201</text:p>
          </table:table-cell>
          <table:table-cell office:value-type="float" office:value="0.281">
            <text:p>0,281</text:p>
          </table:table-cell>
        </table:table-row>
      </table:table>
      <table:table table:name="convexhull" table:style-name="ta1">
        <table:shapes>
          <draw:frame draw:z-index="0" draw:style-name="gr1" svg:width="15.999cm" svg:height="8.999cm" svg:x="4.597cm" svg:y="4.289cm">
            <draw:object draw:notify-on-update-of-ranges="convexhull.B3:convexhull.H3 convexhull.A4:convexhull.A4 convexhull.B4:convexhull.H4 convexhull.A5:convexhull.A5 convexhull.B5:convexhull.H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convexhull(multipoint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# of points per multipoin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GEOS</text:p>
          </table:table-cell>
          <table:table-cell office:value-type="float" office:value="0.147">
            <text:p>0,147</text:p>
          </table:table-cell>
          <table:table-cell office:value-type="float" office:value="0.159">
            <text:p>0,159</text:p>
          </table:table-cell>
          <table:table-cell office:value-type="float" office:value="0.194">
            <text:p>0,194</text:p>
          </table:table-cell>
          <table:table-cell office:value-type="float" office:value="0.323">
            <text:p>0,323</text:p>
          </table:table-cell>
          <table:table-cell office:value-type="float" office:value="0.636">
            <text:p>0,636</text:p>
          </table:table-cell>
          <table:table-cell office:value-type="float" office:value="0.952">
            <text:p>0,952</text:p>
          </table:table-cell>
          <table:table-cell office:value-type="float" office:value="1.696">
            <text:p>1,696</text:p>
          </table:table-cell>
        </table:table-row>
        <table:table-row table:style-name="ro1">
          <table:table-cell office:value-type="string">
            <text:p>SFCGAL</text:p>
          </table:table-cell>
          <table:table-cell office:value-type="float" office:value="0.169">
            <text:p>0,169</text:p>
          </table:table-cell>
          <table:table-cell office:value-type="float" office:value="0.153">
            <text:p>0,153</text:p>
          </table:table-cell>
          <table:table-cell office:value-type="float" office:value="0.178">
            <text:p>0,178</text:p>
          </table:table-cell>
          <table:table-cell office:value-type="float" office:value="0.274">
            <text:p>0,274</text:p>
          </table:table-cell>
          <table:table-cell office:value-type="float" office:value="0.444">
            <text:p>0,444</text:p>
          </table:table-cell>
          <table:table-cell office:value-type="float" office:value="0.762">
            <text:p>0,762</text:p>
          </table:table-cell>
          <table:table-cell office:value-type="float" office:value="1.344">
            <text:p>1,34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/>
          <table:table-cell table:number-columns-repeated="7"/>
        </table:table-row>
      </table:table>
      <table:table table:name="intersects_ls_poly_h" table:style-name="ta1">
        <table:shapes>
          <draw:frame draw:z-index="0" draw:style-name="gr1" svg:width="15.999cm" svg:height="8.999cm" svg:x="4.597cm" svg:y="4.289cm">
            <draw:object draw:notify-on-update-of-ranges="intersects_ls_poly_h.B3:intersects_ls_poly_h.H3 intersects_ls_poly_h.A4:intersects_ls_poly_h.A4 intersects_ls_poly_h.B4:intersects_ls_poly_h.H4 intersects_ls_poly_h.A5:intersects_ls_poly_h.A5 intersects_ls_poly_h.B5:intersects_ls_poly_h.H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2">
          <table:table-cell office:value-type="string">
            <text:p>Intersection( LineString, PolygonWithHole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# of points per primitiv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GEOS</text:p>
          </table:table-cell>
          <table:table-cell office:value-type="float" office:value="1.252">
            <text:p>1,252</text:p>
          </table:table-cell>
          <table:table-cell office:value-type="float" office:value="1.382">
            <text:p>1,382</text:p>
          </table:table-cell>
          <table:table-cell office:value-type="float" office:value="1.739">
            <text:p>1,739</text:p>
          </table:table-cell>
          <table:table-cell office:value-type="float" office:value="2.7">
            <text:p>2,7</text:p>
          </table:table-cell>
          <table:table-cell office:value-type="float" office:value="7.704">
            <text:p>7,704</text:p>
          </table:table-cell>
          <table:table-cell office:value-type="float" office:value="20.361">
            <text:p>20,361</text:p>
          </table:table-cell>
          <table:table-cell office:value-type="float" office:value="68.416">
            <text:p>68,416</text:p>
          </table:table-cell>
        </table:table-row>
        <table:table-row table:style-name="ro1">
          <table:table-cell office:value-type="string">
            <text:p>SFCGAL</text:p>
          </table:table-cell>
          <table:table-cell office:value-type="float" office:value="2.247">
            <text:p>2,247</text:p>
          </table:table-cell>
          <table:table-cell office:value-type="float" office:value="2.465">
            <text:p>2,465</text:p>
          </table:table-cell>
          <table:table-cell office:value-type="float" office:value="4.106">
            <text:p>4,106</text:p>
          </table:table-cell>
          <table:table-cell office:value-type="float" office:value="5.892">
            <text:p>5,892</text:p>
          </table:table-cell>
          <table:table-cell office:value-type="float" office:value="11.312">
            <text:p>11,312</text:p>
          </table:table-cell>
          <table:table-cell office:value-type="float" office:value="30.074">
            <text:p>30,074</text:p>
          </table:table-cell>
          <table:table-cell office:value-type="float" office:value="143.233">
            <text:p>143,233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Possible loss of performance : triangulation ?</text:p>
          </table:table-cell>
          <table:table-cell table:number-columns-repeated="7"/>
        </table:table-row>
        <table:table-row table:style-name="ro1" table:number-rows-repeated="104856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go Mercier</meta:initial-creator>
    <meta:creation-date>2012-08-30T14:09:43</meta:creation-date>
    <dc:date>2012-09-03T15:27:43</dc:date>
    <dc:creator>Hugo Mercier</dc:creator>
    <meta:editing-duration>PT5M57S</meta:editing-duration>
    <meta:editing-cycles>10</meta:editing-cycles>
    <meta:generator>LibreOffice/3.5$Linux_X86_64 LibreOffice_project/350m1$Build-2</meta:generator>
    <meta:document-statistic meta:table-count="6" meta:cell-count="17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952cm" style:legend-expansion="high" chart:style-name="ch2"/>
        <chart:plot-area chart:style-name="ch3" table:cell-range-address="intersects_p_poly.B3:intersects_p_poly.H5 intersects_p_poly.A4:intersects_p_poly.A5" chart:data-source-has-labels="both" svg:x="1.331cm" svg:y="0.855cm" svg:width="11.309cm" svg:height="6.984cm">
          <chartooo:coordinate-region svg:x="2.243cm" svg:y="1.054cm" svg:width="10.117cm" svg:height="6.138cm"/>
          <chart:axis chart:dimension="x" chart:name="primary-x" chart:style-name="ch4" chartooo:axis-type="auto">
            <chartooo:date-scale/>
            <chart:title svg:x="5.287cm" svg:y="8.019cm" chart:style-name="ch5">
              <text:p># of points per polygon</text:p>
            </chart:title>
            <chart:categories table:cell-range-address="intersects_p_poly.B3:intersects_p_poly.H3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intersects_p_poly.B4:intersects_p_poly.H4" chart:label-cell-address="intersects_p_poly.A4:intersects_p_poly.A4" chart:class="chart:line">
            <chart:data-point chart:repeated="7"/>
          </chart:series>
          <chart:series chart:style-name="ch9" chart:values-cell-range-address="intersects_p_poly.B5:intersects_p_poly.H5" chart:label-cell-address="intersects_p_poly.A5:intersects_p_poly.A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intersects_p_poly.B3:intersects_p_poly.H3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intersects_p_poly.A4:intersects_p_poly.A4</svg:desc>
                </draw:g>
              </table:table-cell>
              <table:table-cell office:value-type="float" office:value="0.099">
                <text:p>0.099</text:p>
                <draw:g>
                  <svg:desc>intersects_p_poly.B4:intersects_p_poly.H4</svg:desc>
                </draw:g>
              </table:table-cell>
              <table:table-cell office:value-type="float" office:value="0.108">
                <text:p>0.108</text:p>
              </table:table-cell>
              <table:table-cell office:value-type="float" office:value="0.111">
                <text:p>0.111</text:p>
              </table:table-cell>
              <table:table-cell office:value-type="float" office:value="0.115">
                <text:p>0.115</text:p>
              </table:table-cell>
              <table:table-cell office:value-type="float" office:value="0.158">
                <text:p>0.158</text:p>
              </table:table-cell>
              <table:table-cell office:value-type="float" office:value="0.196">
                <text:p>0.196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string">
                <text:p>SFCGAL</text:p>
                <draw:g>
                  <svg:desc>intersects_p_poly.A5:intersects_p_poly.A5</svg:desc>
                </draw:g>
              </table:table-cell>
              <table:table-cell office:value-type="float" office:value="0.122">
                <text:p>0.122</text:p>
                <draw:g>
                  <svg:desc>intersects_p_poly.B5:intersects_p_poly.H5</svg:desc>
                </draw:g>
              </table:table-cell>
              <table:table-cell office:value-type="float" office:value="0.131">
                <text:p>0.131</text:p>
              </table:table-cell>
              <table:table-cell office:value-type="float" office:value="0.136">
                <text:p>0.136</text:p>
              </table:table-cell>
              <table:table-cell office:value-type="float" office:value="0.138">
                <text:p>0.138</text:p>
              </table:table-cell>
              <table:table-cell office:value-type="float" office:value="0.16">
                <text:p>0.16</text:p>
              </table:table-cell>
              <table:table-cell office:value-type="float" office:value="0.237">
                <text:p>0.237</text:p>
              </table:table-cell>
              <table:table-cell office:value-type="float" office:value="0.299">
                <text:p>0.2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952cm" style:legend-expansion="high" chart:style-name="ch2"/>
        <chart:plot-area chart:style-name="ch3" table:cell-range-address="intersects_poly_poly.B3:intersects_poly_poly.H5 intersects_poly_poly.A4:intersects_poly_poly.A5" chart:data-source-has-labels="both" svg:x="1.331cm" svg:y="0.855cm" svg:width="11.309cm" svg:height="6.984cm">
          <chartooo:coordinate-region svg:x="1.767cm" svg:y="1.054cm" svg:width="10.593cm" svg:height="6.138cm"/>
          <chart:axis chart:dimension="x" chart:name="primary-x" chart:style-name="ch4" chartooo:axis-type="auto">
            <chartooo:date-scale/>
            <chart:title svg:x="5.287cm" svg:y="8.019cm" chart:style-name="ch5">
              <text:p># of points per polygon</text:p>
            </chart:title>
            <chart:categories table:cell-range-address="intersects_poly_poly.B3:intersects_poly_poly.H3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intersects_poly_poly.B4:intersects_poly_poly.H4" chart:label-cell-address="intersects_poly_poly.A4:intersects_poly_poly.A4" chart:class="chart:line">
            <chart:data-point chart:repeated="7"/>
          </chart:series>
          <chart:series chart:style-name="ch9" chart:values-cell-range-address="intersects_poly_poly.B5:intersects_poly_poly.H5" chart:label-cell-address="intersects_poly_poly.A5:intersects_poly_poly.A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intersects_poly_poly.B3:intersects_poly_poly.H3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intersects_poly_poly.A4:intersects_poly_poly.A4</svg:desc>
                </draw:g>
              </table:table-cell>
              <table:table-cell office:value-type="float" office:value="0.366">
                <text:p>0.366</text:p>
                <draw:g>
                  <svg:desc>intersects_poly_poly.B4:intersects_poly_poly.H4</svg:desc>
                </draw:g>
              </table:table-cell>
              <table:table-cell office:value-type="float" office:value="0.461">
                <text:p>0.461</text:p>
              </table:table-cell>
              <table:table-cell office:value-type="float" office:value="0.415">
                <text:p>0.415</text:p>
              </table:table-cell>
              <table:table-cell office:value-type="float" office:value="0.595">
                <text:p>0.595</text:p>
              </table:table-cell>
              <table:table-cell office:value-type="float" office:value="1.222">
                <text:p>1.222</text:p>
              </table:table-cell>
              <table:table-cell office:value-type="float" office:value="2.494">
                <text:p>2.4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FCGAL</text:p>
                <draw:g>
                  <svg:desc>intersects_poly_poly.A5:intersects_poly_poly.A5</svg:desc>
                </draw:g>
              </table:table-cell>
              <table:table-cell office:value-type="float" office:value="0.219">
                <text:p>0.219</text:p>
                <draw:g>
                  <svg:desc>intersects_poly_poly.B5:intersects_poly_poly.H5</svg:desc>
                </draw:g>
              </table:table-cell>
              <table:table-cell office:value-type="float" office:value="0.192">
                <text:p>0.192</text:p>
              </table:table-cell>
              <table:table-cell office:value-type="float" office:value="0.261">
                <text:p>0.261</text:p>
              </table:table-cell>
              <table:table-cell office:value-type="float" office:value="0.328">
                <text:p>0.328</text:p>
              </table:table-cell>
              <table:table-cell office:value-type="float" office:value="0.45">
                <text:p>0.45</text:p>
              </table:table-cell>
              <table:table-cell office:value-type="float" office:value="0.656">
                <text:p>0.656</text:p>
              </table:table-cell>
              <table:table-cell office:value-type="float" office:value="1.018">
                <text:p>1.0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952cm" style:legend-expansion="high" chart:style-name="ch2"/>
        <chart:plot-area chart:style-name="ch3" table:cell-range-address="intersection_poly_poly.B3:intersection_poly_poly.H5 intersection_poly_poly.A4:intersection_poly_poly.A5" chart:data-source-has-labels="both" svg:x="1.331cm" svg:y="0.855cm" svg:width="11.309cm" svg:height="6.984cm">
          <chartooo:coordinate-region svg:x="1.952cm" svg:y="1.054cm" svg:width="10.408cm" svg:height="6.138cm"/>
          <chart:axis chart:dimension="x" chart:name="primary-x" chart:style-name="ch4" chartooo:axis-type="auto">
            <chartooo:date-scale/>
            <chart:title svg:x="5.287cm" svg:y="8.019cm" chart:style-name="ch5">
              <text:p># of points per polygon</text:p>
            </chart:title>
            <chart:categories table:cell-range-address="intersection_poly_poly.B3:intersection_poly_poly.H3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intersection_poly_poly.B4:intersection_poly_poly.H4" chart:label-cell-address="intersection_poly_poly.A4:intersection_poly_poly.A4" chart:class="chart:line">
            <chart:data-point chart:repeated="7"/>
          </chart:series>
          <chart:series chart:style-name="ch9" chart:values-cell-range-address="intersection_poly_poly.B5:intersection_poly_poly.H5" chart:label-cell-address="intersection_poly_poly.A5:intersection_poly_poly.A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intersection_poly_poly.B3:intersection_poly_poly.H3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intersection_poly_poly.A4:intersection_poly_poly.A4</svg:desc>
                </draw:g>
              </table:table-cell>
              <table:table-cell office:value-type="float" office:value="1.14">
                <text:p>1.14</text:p>
                <draw:g>
                  <svg:desc>intersection_poly_poly.B4:intersection_poly_poly.H4</svg:desc>
                </draw:g>
              </table:table-cell>
              <table:table-cell office:value-type="float" office:value="1.294">
                <text:p>1.294</text:p>
              </table:table-cell>
              <table:table-cell office:value-type="float" office:value="2.082">
                <text:p>2.082</text:p>
              </table:table-cell>
              <table:table-cell office:value-type="float" office:value="3.754">
                <text:p>3.754</text:p>
              </table:table-cell>
              <table:table-cell office:value-type="float" office:value="9.681">
                <text:p>9.681</text:p>
              </table:table-cell>
              <table:table-cell office:value-type="float" office:value="20.698">
                <text:p>20.698</text:p>
              </table:table-cell>
              <table:table-cell office:value-type="float" office:value="48.182">
                <text:p>48.182</text:p>
              </table:table-cell>
            </table:table-row>
            <table:table-row>
              <table:table-cell office:value-type="string">
                <text:p>SFCGAL</text:p>
                <draw:g>
                  <svg:desc>intersection_poly_poly.A5:intersection_poly_poly.A5</svg:desc>
                </draw:g>
              </table:table-cell>
              <table:table-cell office:value-type="float" office:value="1.143">
                <text:p>1.143</text:p>
                <draw:g>
                  <svg:desc>intersection_poly_poly.B5:intersection_poly_poly.H5</svg:desc>
                </draw:g>
              </table:table-cell>
              <table:table-cell office:value-type="float" office:value="1.321">
                <text:p>1.321</text:p>
              </table:table-cell>
              <table:table-cell office:value-type="float" office:value="2.078">
                <text:p>2.078</text:p>
              </table:table-cell>
              <table:table-cell office:value-type="float" office:value="3.729">
                <text:p>3.729</text:p>
              </table:table-cell>
              <table:table-cell office:value-type="float" office:value="9.718">
                <text:p>9.718</text:p>
              </table:table-cell>
              <table:table-cell office:value-type="float" office:value="20.858">
                <text:p>20.858</text:p>
              </table:table-cell>
              <table:table-cell office:value-type="float" office:value="48.138">
                <text:p>48.1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952cm" style:legend-expansion="high" chart:style-name="ch2"/>
        <chart:plot-area chart:style-name="ch3" table:cell-range-address="area.B3:area.H5 area.A4:area.A5" chart:data-source-has-labels="both" svg:x="1.331cm" svg:y="0.855cm" svg:width="11.309cm" svg:height="6.984cm">
          <chartooo:coordinate-region svg:x="2.243cm" svg:y="1.055cm" svg:width="10.117cm" svg:height="6.137cm"/>
          <chart:axis chart:dimension="x" chart:name="primary-x" chart:style-name="ch4" chartooo:axis-type="auto">
            <chartooo:date-scale/>
            <chart:title svg:x="5.287cm" svg:y="8.019cm" chart:style-name="ch5">
              <text:p># of points per polygon</text:p>
            </chart:title>
            <chart:categories table:cell-range-address="area.B3:area.H3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area.B4:area.H4" chart:label-cell-address="area.A4:area.A4" chart:class="chart:line">
            <chart:data-point chart:repeated="7"/>
          </chart:series>
          <chart:series chart:style-name="ch9" chart:values-cell-range-address="area.B5:area.H5" chart:label-cell-address="area.A5:area.A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area.B3:area.H3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area.A4:area.A4</svg:desc>
                </draw:g>
              </table:table-cell>
              <table:table-cell office:value-type="float" office:value="0.108">
                <text:p>0.108</text:p>
                <draw:g>
                  <svg:desc>area.B4:area.H4</svg:desc>
                </draw:g>
              </table:table-cell>
              <table:table-cell office:value-type="float" office:value="0.095">
                <text:p>0.095</text:p>
              </table:table-cell>
              <table:table-cell office:value-type="float" office:value="0.103">
                <text:p>0.103</text:p>
              </table:table-cell>
              <table:table-cell office:value-type="float" office:value="0.102">
                <text:p>0.102</text:p>
              </table:table-cell>
              <table:table-cell office:value-type="float" office:value="0.118">
                <text:p>0.118</text:p>
              </table:table-cell>
              <table:table-cell office:value-type="float" office:value="0.133">
                <text:p>0.133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SFCGAL</text:p>
                <draw:g>
                  <svg:desc>area.A5:area.A5</svg:desc>
                </draw:g>
              </table:table-cell>
              <table:table-cell office:value-type="float" office:value="0.122">
                <text:p>0.122</text:p>
                <draw:g>
                  <svg:desc>area.B5:area.H5</svg:desc>
                </draw:g>
              </table:table-cell>
              <table:table-cell office:value-type="float" office:value="0.119">
                <text:p>0.119</text:p>
              </table:table-cell>
              <table:table-cell office:value-type="float" office:value="0.109">
                <text:p>0.109</text:p>
              </table:table-cell>
              <table:table-cell office:value-type="float" office:value="0.138">
                <text:p>0.138</text:p>
              </table:table-cell>
              <table:table-cell office:value-type="float" office:value="0.16">
                <text:p>0.16</text:p>
              </table:table-cell>
              <table:table-cell office:value-type="float" office:value="0.201">
                <text:p>0.201</text:p>
              </table:table-cell>
              <table:table-cell office:value-type="float" office:value="0.281">
                <text:p>0.2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952cm" style:legend-expansion="high" chart:style-name="ch2"/>
        <chart:plot-area chart:style-name="ch3" table:cell-range-address="convexhull.B3:convexhull.H5 convexhull.A4:convexhull.A5" chart:data-source-has-labels="both" svg:x="1.331cm" svg:y="0.855cm" svg:width="11.309cm" svg:height="6.984cm">
          <chartooo:coordinate-region svg:x="2.058cm" svg:y="1.054cm" svg:width="10.302cm" svg:height="6.138cm"/>
          <chart:axis chart:dimension="x" chart:name="primary-x" chart:style-name="ch4" chartooo:axis-type="auto">
            <chartooo:date-scale/>
            <chart:title svg:x="5.287cm" svg:y="8.019cm" chart:style-name="ch5">
              <text:p># of points per polygon</text:p>
            </chart:title>
            <chart:categories table:cell-range-address="convexhull.B3:convexhull.H3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convexhull.B4:convexhull.H4" chart:label-cell-address="convexhull.A4:convexhull.A4" chart:class="chart:line">
            <chart:data-point chart:repeated="7"/>
          </chart:series>
          <chart:series chart:style-name="ch9" chart:values-cell-range-address="convexhull.B5:convexhull.H5" chart:label-cell-address="convexhull.A5:convexhull.A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convexhull.B3:convexhull.H3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convexhull.A4:convexhull.A4</svg:desc>
                </draw:g>
              </table:table-cell>
              <table:table-cell office:value-type="float" office:value="0.147">
                <text:p>0.147</text:p>
                <draw:g>
                  <svg:desc>convexhull.B4:convexhull.H4</svg:desc>
                </draw:g>
              </table:table-cell>
              <table:table-cell office:value-type="float" office:value="0.159">
                <text:p>0.159</text:p>
              </table:table-cell>
              <table:table-cell office:value-type="float" office:value="0.194">
                <text:p>0.194</text:p>
              </table:table-cell>
              <table:table-cell office:value-type="float" office:value="0.323">
                <text:p>0.323</text:p>
              </table:table-cell>
              <table:table-cell office:value-type="float" office:value="0.636">
                <text:p>0.636</text:p>
              </table:table-cell>
              <table:table-cell office:value-type="float" office:value="0.952">
                <text:p>0.952</text:p>
              </table:table-cell>
              <table:table-cell office:value-type="float" office:value="1.696">
                <text:p>1.696</text:p>
              </table:table-cell>
            </table:table-row>
            <table:table-row>
              <table:table-cell office:value-type="string">
                <text:p>SFCGAL</text:p>
                <draw:g>
                  <svg:desc>convexhull.A5:convexhull.A5</svg:desc>
                </draw:g>
              </table:table-cell>
              <table:table-cell office:value-type="float" office:value="0.169">
                <text:p>0.169</text:p>
                <draw:g>
                  <svg:desc>convexhull.B5:convexhull.H5</svg:desc>
                </draw:g>
              </table:table-cell>
              <table:table-cell office:value-type="float" office:value="0.153">
                <text:p>0.153</text:p>
              </table:table-cell>
              <table:table-cell office:value-type="float" office:value="0.178">
                <text:p>0.178</text:p>
              </table:table-cell>
              <table:table-cell office:value-type="float" office:value="0.274">
                <text:p>0.274</text:p>
              </table:table-cell>
              <table:table-cell office:value-type="float" office:value="0.444">
                <text:p>0.444</text:p>
              </table:table-cell>
              <table:table-cell office:value-type="float" office:value="0.762">
                <text:p>0.762</text:p>
              </table:table-cell>
              <table:table-cell office:value-type="float" office:value="1.344">
                <text:p>1.3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8cm" svg:height="8.992cm" xlink:href=".." xlink:type="simple" chart:class="chart:line" chart:style-name="ch1">
        <chart:title svg:x="6.881cm" svg:y="0.315cm" chart:style-name="ch2">
          <text:p>With holes</text:p>
        </chart:title>
        <chart:legend chart:legend-position="end" svg:x="13.298cm" svg:y="3.948cm" style:legend-expansion="high" chart:style-name="ch3"/>
        <chart:plot-area chart:style-name="ch4" table:cell-range-address="intersection_poly_poly.B8:intersection_poly_poly.H10 intersection_poly_poly.A9:intersection_poly_poly.A10" chart:data-source-has-labels="both" svg:x="0.77cm" svg:y="1.631cm" svg:width="11.888cm" svg:height="6.762cm">
          <chartooo:coordinate-region svg:x="1.577cm" svg:y="1.83cm" svg:width="10.801cm" svg:height="5.916cm"/>
          <chart:axis chart:dimension="x" chart:name="primary-x" chart:style-name="ch5" chartooo:axis-type="auto">
            <chartooo:date-scale/>
            <chart:categories table:cell-range-address="intersection_poly_poly.B8:intersection_poly_poly.H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tersection_poly_poly.B9:intersection_poly_poly.H9" chart:label-cell-address="intersection_poly_poly.A9:intersection_poly_poly.A9" chart:class="chart:line">
            <chart:data-point chart:repeated="7"/>
          </chart:series>
          <chart:series chart:style-name="ch8" chart:values-cell-range-address="intersection_poly_poly.B10:intersection_poly_poly.H10" chart:label-cell-address="intersection_poly_poly.A10:intersection_poly_poly.A10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intersection_poly_poly.B8:intersection_poly_poly.H8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intersection_poly_poly.A9:intersection_poly_poly.A9</svg:desc>
                </draw:g>
              </table:table-cell>
              <table:table-cell office:value-type="float" office:value="1.981">
                <text:p>1.981</text:p>
                <draw:g>
                  <svg:desc>intersection_poly_poly.B9:intersection_poly_poly.H9</svg:desc>
                </draw:g>
              </table:table-cell>
              <table:table-cell office:value-type="float" office:value="2.309">
                <text:p>2.309</text:p>
              </table:table-cell>
              <table:table-cell office:value-type="float" office:value="3.972">
                <text:p>3.972</text:p>
              </table:table-cell>
              <table:table-cell office:value-type="float" office:value="7.523">
                <text:p>7.523</text:p>
              </table:table-cell>
              <table:table-cell office:value-type="float" office:value="20.063">
                <text:p>20.063</text:p>
              </table:table-cell>
              <table:table-cell office:value-type="float" office:value="46.207">
                <text:p>46.207</text:p>
              </table:table-cell>
              <table:table-cell office:value-type="float" office:value="117.423">
                <text:p>117.423</text:p>
              </table:table-cell>
            </table:table-row>
            <table:table-row>
              <table:table-cell office:value-type="string">
                <text:p>SFCGAL</text:p>
                <draw:g>
                  <svg:desc>intersection_poly_poly.A10:intersection_poly_poly.A10</svg:desc>
                </draw:g>
              </table:table-cell>
              <table:table-cell office:value-type="float" office:value="1.985">
                <text:p>1.985</text:p>
                <draw:g>
                  <svg:desc>intersection_poly_poly.B10:intersection_poly_poly.H10</svg:desc>
                </draw:g>
              </table:table-cell>
              <table:table-cell office:value-type="float" office:value="2.304">
                <text:p>2.304</text:p>
              </table:table-cell>
              <table:table-cell office:value-type="float" office:value="3.956">
                <text:p>3.956</text:p>
              </table:table-cell>
              <table:table-cell office:value-type="float" office:value="7.501">
                <text:p>7.501</text:p>
              </table:table-cell>
              <table:table-cell office:value-type="float" office:value="19.729">
                <text:p>19.729</text:p>
              </table:table-cell>
              <table:table-cell office:value-type="float" office:value="45.532">
                <text:p>45.532</text:p>
              </table:table-cell>
              <table:table-cell office:value-type="float" office:value="119.138">
                <text:p>119.1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952cm" style:legend-expansion="high" chart:style-name="ch2"/>
        <chart:plot-area chart:style-name="ch3" table:cell-range-address="intersects_ls_poly_h.A3:intersects_ls_poly_h.H5" chart:data-source-has-labels="both" svg:x="1.331cm" svg:y="0.855cm" svg:width="11.309cm" svg:height="6.984cm">
          <chartooo:coordinate-region svg:x="2.138cm" svg:y="1.054cm" svg:width="10.222cm" svg:height="6.138cm"/>
          <chart:axis chart:dimension="x" chart:name="primary-x" chart:style-name="ch4" chartooo:axis-type="auto">
            <chartooo:date-scale/>
            <chart:title svg:x="5.287cm" svg:y="8.019cm" chart:style-name="ch5">
              <text:p># of points per polygon</text:p>
            </chart:title>
            <chart:categories table:cell-range-address="intersects_ls_poly_h.B3:intersects_ls_poly_h.H3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intersects_ls_poly_h.B4:intersects_ls_poly_h.H4" chart:label-cell-address="intersects_ls_poly_h.A4:intersects_ls_poly_h.A4" chart:class="chart:line">
            <chart:data-point chart:repeated="7"/>
          </chart:series>
          <chart:series chart:style-name="ch9" chart:values-cell-range-address="intersects_ls_poly_h.B5:intersects_ls_poly_h.H5" chart:label-cell-address="intersects_ls_poly_h.A5:intersects_ls_poly_h.A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intersects_ls_poly_h.B3:intersects_ls_poly_h.H3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intersects_ls_poly_h.A4:intersects_ls_poly_h.A4</svg:desc>
                </draw:g>
              </table:table-cell>
              <table:table-cell office:value-type="float" office:value="1.252">
                <text:p>1.252</text:p>
                <draw:g>
                  <svg:desc>intersects_ls_poly_h.B4:intersects_ls_poly_h.H4</svg:desc>
                </draw:g>
              </table:table-cell>
              <table:table-cell office:value-type="float" office:value="1.382">
                <text:p>1.382</text:p>
              </table:table-cell>
              <table:table-cell office:value-type="float" office:value="1.739">
                <text:p>1.739</text:p>
              </table:table-cell>
              <table:table-cell office:value-type="float" office:value="2.7">
                <text:p>2.7</text:p>
              </table:table-cell>
              <table:table-cell office:value-type="float" office:value="7.704">
                <text:p>7.704</text:p>
              </table:table-cell>
              <table:table-cell office:value-type="float" office:value="20.361">
                <text:p>20.361</text:p>
              </table:table-cell>
              <table:table-cell office:value-type="float" office:value="68.416">
                <text:p>68.416</text:p>
              </table:table-cell>
            </table:table-row>
            <table:table-row>
              <table:table-cell office:value-type="string">
                <text:p>SFCGAL</text:p>
                <draw:g>
                  <svg:desc>intersects_ls_poly_h.A5:intersects_ls_poly_h.A5</svg:desc>
                </draw:g>
              </table:table-cell>
              <table:table-cell office:value-type="float" office:value="2.247">
                <text:p>2.247</text:p>
                <draw:g>
                  <svg:desc>intersects_ls_poly_h.B5:intersects_ls_poly_h.H5</svg:desc>
                </draw:g>
              </table:table-cell>
              <table:table-cell office:value-type="float" office:value="2.465">
                <text:p>2.465</text:p>
              </table:table-cell>
              <table:table-cell office:value-type="float" office:value="4.106">
                <text:p>4.106</text:p>
              </table:table-cell>
              <table:table-cell office:value-type="float" office:value="5.892">
                <text:p>5.892</text:p>
              </table:table-cell>
              <table:table-cell office:value-type="float" office:value="11.312">
                <text:p>11.312</text:p>
              </table:table-cell>
              <table:table-cell office:value-type="float" office:value="30.074">
                <text:p>30.074</text:p>
              </table:table-cell>
              <table:table-cell office:value-type="float" office:value="143.233">
                <text:p>143.2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